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c59b" officeooo:paragraph-rsid="0009c59b"/>
    </style:style>
    <style:style style:name="P2" style:family="paragraph" style:parent-style-name="Standard">
      <style:text-properties fo:font-weight="bold" officeooo:rsid="0009c59b" officeooo:paragraph-rsid="0009c59b" style:font-weight-asian="bold" style:font-weight-complex="bold"/>
    </style:style>
    <style:style style:name="T1" style:family="text">
      <style:text-properties officeooo:rsid="000897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code principal</text:p>
      <text:p text:style-name="Standard"/>
      <text:p text:style-name="Standard">import comptes_bancaires as cb <text:s text:c="2"/><text:span text:style-name="T1">#module du tp 3</text:span></text:p>
      <text:p text:style-name="Standard">import random as r</text:p>
      <text:p text:style-name="Standard"/>
      <text:p text:style-name="Standard">class Chambre :</text:p>
      <text:p text:style-name="Standard"><text:s text:c="4"/>"""</text:p>
      <text:p text:style-name="Standard"><text:s text:c="4"/>Chaque instance de Chambre possède comme attributs :</text:p>
      <text:p text:style-name="Standard"><text:s text:c="4"/>-<text:tab/>Un numéro</text:p>
      <text:p text:style-name="Standard"><text:s text:c="4"/>-<text:tab/>Un étage</text:p>
      <text:p text:style-name="Standard"><text:s text:c="4"/>-<text:tab/>Une capacité (de 1 à 3 personnes)</text:p>
      <text:p text:style-name="Standard"><text:s text:c="4"/>-<text:tab/>Un état de propreté (ménage fait ou non)</text:p>
      <text:p text:style-name="Standard"><text:s text:c="4"/>-<text:tab/>Un état d’occupation (libre ou non)</text:p>
      <text:p text:style-name="Standard"><text:s text:c="4"/>-<text:tab/>Un tarif</text:p>
      <text:p text:style-name="Standard"><text:s text:c="4"/>-<text:tab/>Une vue mer ou non</text:p>
      <text:p text:style-name="Standard"/>
      <text:p text:style-name="Standard"><text:s text:c="4"/>La classe Chambre est pourvue des méthodes suivantes :</text:p>
      <text:p text:style-name="Standard"><text:s text:c="4"/>-<text:tab/>nettoyer()</text:p>
      <text:p text:style-name="Standard"><text:s text:c="4"/>-<text:tab/>prendre()</text:p>
      <text:p text:style-name="Standard"><text:s text:c="4"/>-<text:tab/>liberer()</text:p>
      <text:p text:style-name="Standard"><text:s text:c="4"/>-<text:tab/>payer()</text:p>
      <text:p text:style-name="Standard"><text:s text:c="4"/>-<text:tab/>Des méthodes permettant d’accéder à chacun des attributs.</text:p>
      <text:p text:style-name="Standard"><text:s text:c="4"/>"""</text:p>
      <text:p text:style-name="Standard"><text:s text:c="4"/>def __init__(self, numero:int, etage:int, capacite:int, tarif:float, a_vue_mer:bool=False) :</text:p>
      <text:p text:style-name="Standard"><text:s text:c="8"/>"""Créer une nouvelle Chambre()"""</text:p>
      <text:p text:style-name="Standard"><text:s text:c="8"/>self.numero = numero</text:p>
      <text:p text:style-name="Standard"><text:s text:c="8"/>self.etage = etage</text:p>
      <text:p text:style-name="Standard"><text:s text:c="8"/>self.capacite = max(min(capacite,3),1)</text:p>
      <text:p text:style-name="Standard"><text:s text:c="8"/>self.est_propre = True</text:p>
      <text:p text:style-name="Standard"><text:s text:c="8"/>self.est_occupee = False</text:p>
      <text:p text:style-name="Standard"><text:s text:c="8"/>self.tarif = tarif</text:p>
      <text:p text:style-name="Standard"><text:s text:c="8"/>self.a_vue_mer = a_vue_mer</text:p>
      <text:p text:style-name="Standard"/>
      <text:p text:style-name="Standard"><text:s text:c="4"/>def get_numero(self):</text:p>
      <text:p text:style-name="Standard"><text:s text:c="8"/>"""Renvoie le numéro de la chambre"""</text:p>
      <text:p text:style-name="Standard"><text:s text:c="8"/>return self.numero</text:p>
      <text:p text:style-name="Standard"/>
      <text:p text:style-name="Standard"><text:s text:c="4"/>def get_etage(self):</text:p>
      <text:p text:style-name="Standard"><text:s text:c="8"/>"""Renvoie l'étage de la chambre"""</text:p>
      <text:p text:style-name="Standard"><text:s text:c="8"/>return self.etage</text:p>
      <text:p text:style-name="Standard"/>
      <text:p text:style-name="Standard"><text:s text:c="4"/>def get_capacite(self):</text:p>
      <text:p text:style-name="Standard"><text:s text:c="8"/>"""Renvoie la capacité d'accueil de la chambre"""</text:p>
      <text:p text:style-name="Standard"><text:s text:c="8"/>return self.capacite</text:p>
      <text:p text:style-name="Standard"/>
      <text:p text:style-name="Standard"><text:s text:c="4"/>def get_est_propre(self):</text:p>
      <text:p text:style-name="Standard"><text:s text:c="8"/>"""Renvoie si la chambre est propre ou pas"""</text:p>
      <text:p text:style-name="Standard"><text:s text:c="8"/>return self.est_propre</text:p>
      <text:p text:style-name="Standard"/>
      <text:p text:style-name="Standard"><text:s text:c="4"/>def get_est_occupee(self):</text:p>
      <text:p text:style-name="Standard"><text:s text:c="8"/>"""Renvoie si la chambre est occupée ou pas"""</text:p>
      <text:p text:style-name="Standard"><text:s text:c="8"/>return self.est_occupee</text:p>
      <text:p text:style-name="Standard"><text:soft-page-break/></text:p>
      <text:p text:style-name="Standard"><text:s text:c="4"/>def get_tarif(self):</text:p>
      <text:p text:style-name="Standard"><text:s text:c="8"/>"""Renvoie le tarif de la chambre"""</text:p>
      <text:p text:style-name="Standard"><text:s text:c="8"/>return self.tarif</text:p>
      <text:p text:style-name="Standard"/>
      <text:p text:style-name="Standard"><text:s text:c="4"/>def get_a_vue_mer(self):</text:p>
      <text:p text:style-name="Standard"><text:s text:c="8"/>"""Renvoie si la chambre a une vue sur la mer ou pas"""</text:p>
      <text:p text:style-name="Standard"><text:s text:c="8"/>return self.a_vue_mer</text:p>
      <text:p text:style-name="Standard"/>
      <text:p text:style-name="Standard"><text:s text:c="4"/>def nettoyer(self) :</text:p>
      <text:p text:style-name="Standard"><text:s text:c="8"/>"""Déclare la chambre propre"""</text:p>
      <text:p text:style-name="Standard"><text:s text:c="8"/>self.est_propre = True</text:p>
      <text:p text:style-name="Standard"><text:s text:c="8"/>return None</text:p>
      <text:p text:style-name="Standard"/>
      <text:p text:style-name="Standard"><text:s text:c="4"/>def<text:tab/>prendre(self) :</text:p>
      <text:p text:style-name="Standard"><text:s text:c="8"/>"""Déclare la chambre occupée"""</text:p>
      <text:p text:style-name="Standard"><text:s text:c="8"/>self.est_occupee = True</text:p>
      <text:p text:style-name="Standard"><text:s text:c="8"/>return None</text:p>
      <text:p text:style-name="Standard"/>
      <text:p text:style-name="Standard"><text:s text:c="4"/>def<text:tab/>liberer(self) :</text:p>
      <text:p text:style-name="Standard"><text:s text:c="8"/>"""Déclare la chambre non-occupée"""</text:p>
      <text:p text:style-name="Standard"><text:s text:c="8"/>self.est_occupee = False</text:p>
      <text:p text:style-name="Standard"><text:s text:c="8"/>self.est_propre = False</text:p>
      <text:p text:style-name="Standard"><text:s text:c="8"/>return None</text:p>
      <text:p text:style-name="Standard"/>
      <text:p text:style-name="Standard"/>
      <text:p text:style-name="Standard"/>
      <text:p text:style-name="Standard">class Hotel :</text:p>
      <text:p text:style-name="Standard"><text:s text:c="4"/>"""</text:p>
      <text:p text:style-name="Standard"><text:s text:c="4"/>Chaque instance de Hotel possède comme attributs :</text:p>
      <text:p text:style-name="Standard"><text:s text:c="4"/>-<text:tab/>Un nom</text:p>
      <text:p text:style-name="Standard"><text:s text:c="4"/>-<text:tab/>Une ville</text:p>
      <text:p text:style-name="Standard"><text:s text:c="4"/>-<text:tab/>Une adresse</text:p>
      <text:p text:style-name="Standard"><text:s text:c="4"/>-<text:tab/>Des chambres</text:p>
      <text:p text:style-name="Standard"><text:s text:c="4"/>-<text:tab/>Une piscine ou non</text:p>
      <text:p text:style-name="Standard"/>
      <text:p text:style-name="Standard"><text:s text:c="4"/>La classe est pourvue des méthodes suivantes :</text:p>
      <text:p text:style-name="Standard"><text:s text:c="4"/>-<text:tab/>get_dispo() qui renvoie le nombre de chambres disponibles.</text:p>
      <text:p text:style-name="Standard"><text:s text:c="4"/>-<text:tab/>nettoyer() qui fait le ménage dans toutes les chambres de cet hôtel.</text:p>
      <text:p text:style-name="Standard"><text:s text:c="4"/>-<text:tab/>Des méthodes permettant d’accéder à chacun des attributs.</text:p>
      <text:p text:style-name="Standard"><text:s text:c="4"/>"""</text:p>
      <text:p text:style-name="Standard"/>
      <text:p text:style-name="Standard"><text:s text:c="4"/>def __init__(self, nom:str, ville:str, adresse:str, chambres:list, solde_compte_hotel:int=0, a_piscine:bool=False):</text:p>
      <text:p text:style-name="Standard"><text:s text:c="8"/>"""Créé un nouvel Hotel()"""</text:p>
      <text:p text:style-name="Standard"><text:s text:c="8"/>self.nom = nom</text:p>
      <text:p text:style-name="Standard"><text:s text:c="8"/>self.ville = ville</text:p>
      <text:p text:style-name="Standard"><text:s text:c="8"/>self.adresse = adresse</text:p>
      <text:p text:style-name="Standard"><text:s text:c="8"/>self.chambres = chambres</text:p>
      <text:p text:style-name="Standard"><text:s text:c="8"/>self.compte = cb.CompteBancaire('42',solde_compte_hotel)</text:p>
      <text:p text:style-name="Standard"><text:s text:c="8"/>self.a_piscine = a_piscine</text:p>
      <text:p text:style-name="Standard"/>
      <text:p text:style-name="Standard"><text:soft-page-break/><text:s text:c="4"/>def get_nom(self):</text:p>
      <text:p text:style-name="Standard"><text:s text:c="8"/>"""Renvoie le nom de l'hôtel"""</text:p>
      <text:p text:style-name="Standard"><text:s text:c="8"/>return self.nom</text:p>
      <text:p text:style-name="Standard"/>
      <text:p text:style-name="Standard"><text:s text:c="4"/>def get_ville(self):</text:p>
      <text:p text:style-name="Standard"><text:s text:c="8"/>"""Renvoie la ville de l'hôtel"""</text:p>
      <text:p text:style-name="Standard"><text:s text:c="8"/>return self.ville</text:p>
      <text:p text:style-name="Standard"/>
      <text:p text:style-name="Standard"><text:s text:c="4"/>def get_adresse(self):</text:p>
      <text:p text:style-name="Standard"><text:s text:c="8"/>"""Renvoie l'adresse de l'hôtel"""</text:p>
      <text:p text:style-name="Standard"><text:s text:c="8"/>return self.adresse</text:p>
      <text:p text:style-name="Standard"/>
      <text:p text:style-name="Standard"><text:s text:c="4"/>def get_chambres(self):</text:p>
      <text:p text:style-name="Standard"><text:s text:c="8"/>"""Renvoie la liste de chambres de l'hôtel"""</text:p>
      <text:p text:style-name="Standard"><text:s text:c="8"/>return self.chambres</text:p>
      <text:p text:style-name="Standard"/>
      <text:p text:style-name="Standard"><text:s text:c="4"/>def get_compte(self):</text:p>
      <text:p text:style-name="Standard"><text:s text:c="8"/>"""Renvoie le compte bancaire de l'hôtel"""</text:p>
      <text:p text:style-name="Standard"><text:s text:c="8"/>return self.compte</text:p>
      <text:p text:style-name="Standard"/>
      <text:p text:style-name="Standard"><text:s text:c="4"/>def get_a_piscine(self):</text:p>
      <text:p text:style-name="Standard"><text:s text:c="8"/>"""Renvoie si l'hôtel a une piscine ou pas"""</text:p>
      <text:p text:style-name="Standard"><text:s text:c="8"/>return self.a_piscine</text:p>
      <text:p text:style-name="Standard"/>
      <text:p text:style-name="Standard"><text:s text:c="4"/>def get_chambre(self, numero:int, etage:int):</text:p>
      <text:p text:style-name="Standard"><text:s text:c="8"/>"""Renvoie la chambre correspondant au numéro et à l'étage donnés"""</text:p>
      <text:p text:style-name="Standard"><text:s text:c="8"/>for chambre in self.chambres:</text:p>
      <text:p text:style-name="Standard"><text:s text:c="12"/>if chambre.numero == numero and chambre.etage == etage:</text:p>
      <text:p text:style-name="Standard"><text:s text:c="16"/>return chambre</text:p>
      <text:p text:style-name="Standard"><text:s text:c="8"/>return False</text:p>
      <text:p text:style-name="Standard"/>
      <text:p text:style-name="Standard"><text:s text:c="4"/>def get_dispo(self):</text:p>
      <text:p text:style-name="Standard"><text:s text:c="8"/>"""Renvoie le nombre de chambres disponibles"""</text:p>
      <text:p text:style-name="Standard"><text:s text:c="8"/>chambres_non_occupee = 0</text:p>
      <text:p text:style-name="Standard"><text:s text:c="8"/>for chambre in self.chambres:</text:p>
      <text:p text:style-name="Standard"><text:s text:c="12"/>if not chambre.get_est_occupee():</text:p>
      <text:p text:style-name="Standard"><text:s text:c="16"/>chambres_non_occupee +=1</text:p>
      <text:p text:style-name="Standard"><text:s text:c="8"/>return chambres_non_occupee</text:p>
      <text:p text:style-name="Standard"/>
      <text:p text:style-name="Standard"><text:s text:c="4"/>def add_chambres(chambres:list):</text:p>
      <text:p text:style-name="Standard"><text:s text:c="8"/>"""Ajoute chambres à la liste de chambres de l'hôtel"""</text:p>
      <text:p text:style-name="Standard"><text:s text:c="8"/>self.chambres += chambres</text:p>
      <text:p text:style-name="Standard"/>
      <text:p text:style-name="Standard"><text:s text:c="4"/>def nb_chambres(self):</text:p>
      <text:p text:style-name="Standard"><text:s text:c="8"/>"""Renvoie le nombre de chambres de l'hotel"""</text:p>
      <text:p text:style-name="Standard"><text:s text:c="8"/>return len(self.chambres)</text:p>
      <text:p text:style-name="Standard"/>
      <text:p text:style-name="Standard"><text:s text:c="4"/>def<text:tab/>nettoyer_chambres(self) :</text:p>
      <text:p text:style-name="Standard"><text:s text:c="8"/>"""Fait le ménage dans toutes les chambres de l'hôtel"""</text:p>
      <text:p text:style-name="Standard"><text:s text:c="8"/>for chambre in self.chambres:</text:p>
      <text:p text:style-name="Standard"><text:s text:c="12"/>chambre.nettoyer()</text:p>
      <text:p text:style-name="Standard"><text:s text:c="8"/>return None</text:p>
      <text:p text:style-name="Standard"><text:soft-page-break/></text:p>
      <text:p text:style-name="Standard"><text:s text:c="4"/>def<text:tab/>payer(self, numero:int, etage:int, compte):</text:p>
      <text:p text:style-name="Standard"><text:s text:c="8"/>"""Paie la chambre correspondant à l'étage et au numéro donnés avec compte"""</text:p>
      <text:p text:style-name="Standard"><text:s text:c="8"/>chambre = self.get_chambre(numero,etage)</text:p>
      <text:p text:style-name="Standard"><text:s text:c="8"/>if chambre:</text:p>
      <text:p text:style-name="Standard"><text:s text:c="12"/>compte.transferer(self.compte,chambre.tarif)</text:p>
      <text:p text:style-name="Standard"><text:s text:c="8"/>return None</text:p>
      <text:p text:style-name="Standard"/>
      <text:p text:style-name="Standard">def test_hotel():</text:p>
      <text:p text:style-name="Standard"><text:s text:c="4"/>liste_chambres = []</text:p>
      <text:p text:style-name="Standard"><text:s text:c="4"/>for etage in range(3):</text:p>
      <text:p text:style-name="Standard"><text:s text:c="8"/>for numero in range(10):</text:p>
      <text:p text:style-name="Standard"><text:s text:c="12"/>liste_chambres.append(Chambre(numero,etage,2,78.50,False))</text:p>
      <text:p text:style-name="Standard"><text:s text:c="4"/>mon_hotel = Hotel('Hotel California','Vesoul','40 rue du Général',liste_chambres,150000,True)</text:p>
      <text:p text:style-name="Standard"><text:s text:c="4"/>for _ in range(10):</text:p>
      <text:p text:style-name="Standard"><text:s text:c="8"/>chambre = r.choice(mon_hotel.chambres)</text:p>
      <text:p text:style-name="Standard"><text:s text:c="8"/>chambre.prendre()</text:p>
      <text:p text:style-name="Standard"><text:s text:c="4"/>print("Nombre de chambres d'hotel :",mon_hotel.nb_chambres())</text:p>
      <text:p text:style-name="Standard"><text:s text:c="4"/>print('Chambres disponibles :',mon_hotel.get_dispo())</text:p>
      <text:p text:style-name="Standard"><text:s text:c="4"/>mon_compte = cb.CompteBancaire('1234',7500)</text:p>
      <text:p text:style-name="Standard"><text:s text:c="4"/>print('Solde hotel avant :',mon_hotel.get_compte().get_solde())</text:p>
      <text:p text:style-name="Standard"><text:s text:c="4"/>mon_hotel.payer(7,2,mon_compte)</text:p>
      <text:p text:style-name="Standard"><text:s text:c="4"/>print('Solde hotel après :',mon_hotel.get_compte().get_solde())</text:p>
      <text:p text:style-name="Standard"/>
      <text:p text:style-name="Standard">test_hotel()</text:p>
      <text:p text:style-name="Standard"/>
      <text:p text:style-name="Standard"/>
      <text:p text:style-name="Standard"/>
      <text:p text:style-name="Standard"/>
      <text:p text:style-name="P2">#module comptes_bancaires</text:p>
      <text:p text:style-name="P1"/>
      <text:p text:style-name="P1">class CompteBancaire:</text:p>
      <text:p text:style-name="P1"><text:s text:c="4"/>"""Classe défini par :</text:p>
      <text:p text:style-name="P1"><text:s text:c="12"/>- son numéro</text:p>
      <text:p text:style-name="P1"><text:s text:c="12"/>- son solde """</text:p>
      <text:p text:style-name="P1"/>
      <text:p text:style-name="P1"><text:s text:c="4"/>def __init__(self,numero,solde=0):</text:p>
      <text:p text:style-name="P1"><text:s text:c="8"/>"""Créer un nouveau Compte()"""</text:p>
      <text:p text:style-name="P1"><text:s text:c="8"/>self.solde = solde</text:p>
      <text:p text:style-name="P1"><text:s text:c="8"/>self.numero = numero</text:p>
      <text:p text:style-name="P1"/>
      <text:p text:style-name="P1"><text:s text:c="4"/>def get_solde(self):</text:p>
      <text:p text:style-name="P1"><text:s text:c="8"/>"""Obtenir le solde du compte"""</text:p>
      <text:p text:style-name="P1"><text:s text:c="8"/>return self.solde</text:p>
      <text:p text:style-name="P1"/>
      <text:p text:style-name="P1"><text:s text:c="4"/>def get_numero(self):</text:p>
      <text:p text:style-name="P1"><text:s text:c="8"/>"""Obtenir le numero du compte"""</text:p>
      <text:p text:style-name="P1"><text:s text:c="8"/>return self.numero</text:p>
      <text:p text:style-name="P1"/>
      <text:p text:style-name="P1"><text:s text:c="4"/>def verser(self,nb):</text:p>
      <text:p text:style-name="P1"><text:s text:c="8"/>"""Verser un montant sur un compte"""</text:p>
      <text:p text:style-name="P1"><text:s text:c="8"/>nb = max(0,nb)</text:p>
      <text:p text:style-name="P1"><text:soft-page-break/><text:s text:c="8"/>self.solde += nb</text:p>
      <text:p text:style-name="P1"/>
      <text:p text:style-name="P1"><text:s text:c="4"/>def retirer(self,nb):</text:p>
      <text:p text:style-name="P1"><text:s text:c="8"/>"""Retirer un montant sur un compte"""</text:p>
      <text:p text:style-name="P1"><text:s text:c="8"/>nb = max(0,nb)</text:p>
      <text:p text:style-name="P1"><text:s text:c="8"/>self.solde -= nb</text:p>
      <text:p text:style-name="P1"/>
      <text:p text:style-name="P1"><text:s text:c="4"/>def transferer(self,compte,nb):</text:p>
      <text:p text:style-name="P1"><text:s text:c="8"/>"""Transférer un montant d’un compte sur un autre compte"""</text:p>
      <text:p text:style-name="P1"><text:s text:c="8"/>nb = max(0,nb)</text:p>
      <text:p text:style-name="P1"><text:s text:c="8"/>self.solde -= nb</text:p>
      <text:p text:style-name="P1"><text:s text:c="8"/>compte.solde += nb</text:p>
      <text:p text:style-name="P1"/>
      <text:p text:style-name="P1"/>
      <text:p text:style-name="P1"/>
      <text:p text:style-name="P1">class Client:</text:p>
      <text:p text:style-name="P1"><text:s text:c="4"/>"""Classe défini par :</text:p>
      <text:p text:style-name="P1"><text:s text:c="12"/>- son nom</text:p>
      <text:p text:style-name="P1"><text:s text:c="12"/>- son adresse</text:p>
      <text:p text:style-name="P1"><text:s text:c="12"/>- ses comptes """</text:p>
      <text:p text:style-name="P1"/>
      <text:p text:style-name="P1"><text:s text:c="4"/>def __init__(self,nom,adresse,compte):</text:p>
      <text:p text:style-name="P1"><text:s text:c="8"/>"""Créer un nouveau Client()"""</text:p>
      <text:p text:style-name="P1"><text:s text:c="8"/>self.nom = nom</text:p>
      <text:p text:style-name="P1"><text:s text:c="8"/>self.adresse = adresse</text:p>
      <text:p text:style-name="P1"><text:s text:c="8"/>self.comptes = [compte]</text:p>
      <text:p text:style-name="P1"/>
      <text:p text:style-name="P1"><text:s text:c="4"/>def get_nom(self):</text:p>
      <text:p text:style-name="P1"><text:s text:c="8"/>"""Obtenir le nom du client"""</text:p>
      <text:p text:style-name="P1"><text:s text:c="8"/>return self.nom</text:p>
      <text:p text:style-name="P1"/>
      <text:p text:style-name="P1"><text:s text:c="4"/>def get_adresse(self):</text:p>
      <text:p text:style-name="P1"><text:s text:c="8"/>"""Obtenir l'adresse du client"""</text:p>
      <text:p text:style-name="P1"><text:s text:c="8"/>return self.adresse</text:p>
      <text:p text:style-name="P1"/>
      <text:p text:style-name="P1"><text:s text:c="4"/>def get_comptes(self):</text:p>
      <text:p text:style-name="P1"><text:s text:c="8"/>"""Obtenir les comptes du client"""</text:p>
      <text:p text:style-name="P1"><text:s text:c="8"/>return self.comptes</text:p>
      <text:p text:style-name="P1"/>
      <text:p text:style-name="P1"><text:s text:c="4"/>def update_comptes(self,nouv_compte):</text:p>
      <text:p text:style-name="P1"><text:s text:c="8"/>"""Mettre à jour la liste des comptes"""</text:p>
      <text:p text:style-name="P1"><text:s text:c="8"/>self.comptes += [nouv_compte]</text:p>
      <text:p text:style-name="P1"/>
      <text:p text:style-name="P1"/>
      <text:p text:style-name="P1"/>
      <text:p text:style-name="P1">class Banque:</text:p>
      <text:p text:style-name="P1"><text:s text:c="4"/>def __init__(self):</text:p>
      <text:p text:style-name="P1"><text:s text:c="8"/>"""Classe défini par :</text:p>
      <text:p text:style-name="P1"><text:s text:c="12"/>- ses clients """</text:p>
      <text:p text:style-name="P1"><text:s text:c="8"/>self.clients = []</text:p>
      <text:p text:style-name="P1"/>
      <text:p text:style-name="P1"><text:s text:c="4"/>def get_clients(self):</text:p>
      <text:p text:style-name="P1"><text:soft-page-break/><text:s text:c="8"/>"""Obtenir la liste des clients"""</text:p>
      <text:p text:style-name="P1"><text:s text:c="8"/>return self.clients</text:p>
      <text:p text:style-name="P1"/>
      <text:p text:style-name="P1"><text:s text:c="4"/>def creer_compte(self,nom,adresse,numero_compte,solde_initial=0):</text:p>
      <text:p text:style-name="P1"><text:s text:c="8"/>"""Créer un nouveau compte"""</text:p>
      <text:p text:style-name="P1"><text:s text:c="8"/>nouv_compte = CompteBancaire(numero_compte,solde_initial)</text:p>
      <text:p text:style-name="P1"><text:s text:c="8"/>for client in self.clients:</text:p>
      <text:p text:style-name="P1"><text:s text:c="12"/>if client.get_nom() == nom and client.get_adresse() == adresse:</text:p>
      <text:p text:style-name="P1"><text:s text:c="16"/>client.update_comptes(nouv_compte)</text:p>
      <text:p text:style-name="P1"><text:s text:c="16"/>break</text:p>
      <text:p text:style-name="P1"><text:s text:c="8"/>else:</text:p>
      <text:p text:style-name="P1"><text:s text:c="12"/>self.clients.append(Client(nom,adresse,nouv_compte))</text:p>
      <text:p text:style-name="P1"/>
      <text:p text:style-name="P1"><text:s text:c="4"/>def get_client(self,nom,adresse):</text:p>
      <text:p text:style-name="P1"><text:s text:c="8"/>"""Renvoie le client si il est client de la banque sinon False"""</text:p>
      <text:p text:style-name="P1"><text:s text:c="8"/>for client in self.clients:</text:p>
      <text:p text:style-name="P1"><text:s text:c="12"/>if client.get_nom() == nom and client.get_adresse() == adresse:</text:p>
      <text:p text:style-name="P1"><text:s text:c="16"/>return client</text:p>
      <text:p text:style-name="P1"><text:s text:c="16"/>break</text:p>
      <text:p text:style-name="P1"><text:s text:c="8"/>else:</text:p>
      <text:p text:style-name="P1"><text:s text:c="12"/>return False</text:p>
      <text:p text:style-name="P1"/>
      <text:p text:style-name="P1"><text:s text:c="4"/>def get_liste_comptes(self,nom,adresse):</text:p>
      <text:p text:style-name="P1"><text:s text:c="8"/>"""Renvoie la liste des comptes d'un client"""</text:p>
      <text:p text:style-name="P1"><text:s text:c="8"/>client = self.get_client(nom,adresse)</text:p>
      <text:p text:style-name="P1"><text:s text:c="8"/>if client:</text:p>
      <text:p text:style-name="P1"><text:s text:c="12"/>return client.get_comptes()</text:p>
      <text:p text:style-name="P1"><text:s text:c="8"/>else:</text:p>
      <text:p text:style-name="P1"><text:s text:c="12"/>return client</text:p>
      <text:p text:style-name="P1"/>
      <text:p text:style-name="P1"><text:s text:c="4"/>def supprimer_compte(self,nom,adresse,numero_compte):</text:p>
      <text:p text:style-name="P1"><text:s text:c="8"/>"""Fonctionne peut-être"""</text:p>
      <text:p text:style-name="P1"><text:s text:c="8"/>client = self.get_client(nom,adresse)</text:p>
      <text:p text:style-name="P1"><text:s text:c="8"/>if client:</text:p>
      <text:p text:style-name="P1"><text:s text:c="12"/>for i in range(len(client.comptes)):</text:p>
      <text:p text:style-name="P1"><text:s text:c="16"/>if client.comptes[i].numero == numero_compte:</text:p>
      <text:p text:style-name="P1"><text:s text:c="20"/>client.comptes.pop(i)</text:p>
      <text:p text:style-name="P1"><text:s text:c="20"/>return True</text:p>
      <text:p text:style-name="P1"><text:s text:c="16"/>break</text:p>
      <text:p text:style-name="P1"><text:s text:c="8"/>else:</text:p>
      <text:p text:style-name="P1"><text:s text:c="12"/>return Fal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5T20:21:04.787000000</meta:creation-date>
    <dc:date>2022-11-25T20:32:19.339000000</dc:date>
    <meta:editing-duration>PT11M26S</meta:editing-duration>
    <meta:editing-cycles>2</meta:editing-cycles>
    <meta:generator>LibreOffice/6.1.3.2$Windows_X86_64 LibreOffice_project/86daf60bf00efa86ad547e59e09d6bb77c699acb</meta:generator>
    <meta:document-statistic meta:table-count="0" meta:image-count="0" meta:object-count="0" meta:page-count="6" meta:paragraph-count="241" meta:word-count="859" meta:character-count="8445" meta:non-whitespace-character-count="6145"/>
  </office:meta>
</office:document-meta>
</file>